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3ec18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13ec18"/>
    </style:style>
    <style:style style:name="P3" style:family="paragraph" style:parent-style-name="Text_20_body">
      <style:paragraph-properties fo:text-align="center" style:justify-single-word="false"/>
      <style:text-properties fo:font-weight="bold" officeooo:paragraph-rsid="0013ec18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a845b" officeooo:paragraph-rsid="0013ec18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normal" officeooo:paragraph-rsid="0013ec18" style:font-weight-asian="normal" style:font-weight-complex="normal"/>
    </style:style>
    <style:style style:name="P6" style:family="paragraph" style:parent-style-name="Text_20_body">
      <style:paragraph-properties fo:text-align="end" style:justify-single-word="false"/>
      <style:text-properties fo:font-weight="normal" officeooo:paragraph-rsid="0013ec18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0a845b" officeooo:paragraph-rsid="0013ec18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0a845b" officeooo:paragraph-rsid="0013ec18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2952b" officeooo:paragraph-rsid="0013ec18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3ec18" officeooo:paragraph-rsid="0013ec18" style:font-weight-asian="normal" style:font-weight-complex="normal"/>
    </style:style>
    <style:style style:name="T1" style:family="text">
      <style:text-properties fo:font-weight="normal" officeooo:rsid="001a50e1" style:font-weight-asian="normal" style:font-weight-complex="normal"/>
    </style:style>
    <style:style style:name="T2" style:family="text">
      <style:text-properties fo:font-weight="normal" officeooo:rsid="000a845b" style:font-weight-asian="normal" style:font-weight-complex="normal"/>
    </style:style>
    <style:style style:name="T3" style:family="text">
      <style:text-properties fo:font-weight="normal" officeooo:rsid="0012952b" style:font-weight-asian="normal" style:font-weight-complex="normal"/>
    </style:style>
    <style:style style:name="T4" style:family="text">
      <style:text-properties fo:font-weight="normal" officeooo:rsid="0013ec18" style:font-weight-asian="normal" style:font-weight-complex="normal"/>
    </style:style>
    <style:style style:name="T5" style:family="text">
      <style:text-properties officeooo:rsid="001a50e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845b"/>
    </style:style>
    <style:style style:name="T8" style:family="text">
      <style:text-properties officeooo:rsid="0012952b"/>
    </style:style>
    <style:style style:name="T9" style:family="text">
      <style:text-properties officeooo:rsid="0013e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 СВЯЗИ И МАССОВЫХ КОММУНИКАЦИЙ </text:p>
      <text:p text:style-name="P3">Ордена Трудового Красного Знамени </text:p>
      <text:p text:style-name="P3">Федеральное государственное бюджетное образовательное учреждение высшего образования </text:p>
      <text:p text:style-name="P3">«Московский технический университет связи и информатики»</text:p>
      <text:p text:style-name="P1"/>
      <text:p text:style-name="P5">Отчет по практической работе №<text:span text:style-name="T5">4</text:span></text:p>
      <text:p text:style-name="P5"/>
      <text:p text:style-name="P5"/>
      <text:p text:style-name="P6"><text:span text:style-name="T6">Выполнил: </text:span><text:span text:style-name="T7">Студент группы БВТ2106 Петров Дмитрий</text:span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Москва</text:p>
      <text:p text:style-name="P7">2021</text:p>
      <text:p text:style-name="P4"><text:soft-page-break/>Цель: </text:p>
      <text:p text:style-name="P8"><text:tab/><text:span text:style-name="T8">Создать </text:span><text:span text:style-name="T9">т</text:span><text:span text:style-name="T5">Telegram-бота</text:span><text:span text:style-name="T9"> с помощью telebot.</text:span></text:p>
      <text:p text:style-name="P4">Задание:</text:p>
      <text:p text:style-name="P2"><text:span text:style-name="T2"><text:tab/></text:span><text:span text:style-name="T3">Создать </text:span><text:span text:style-name="T1">простого Telegram-бота, </text:span><text:span text:style-name="T4">который сможет реализовать 3 комманды, ответ на 3 сообщения и расписать команду /help</text:span></text:p>
      <text:p text:style-name="P2"><text:span text:style-name="T4"/></text:p>
      <text:p text:style-name="P2"><text:span text:style-name="T1"/></text:p>
      <text:p text:style-name="P4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1. Создали своего бота и получили токен с помощью @BotFather в telegram.</text:p>
      <text:p text:style-name="P10">2. Реализовали с помощью библиотеки python — telebot ответ бота на сообщения и команды пользователя.</text:p>
      <text:p text:style-name="P10">Бот может: </text:p>
      <text:p text:style-name="P10"><text:tab/> 1) присылать фото </text:p>
      <text:p text:style-name="P10"><text:tab/> 2) присылать музыку</text:p>
      <text:p text:style-name="P10"><text:tab/> 3) посчитать синус любого заданного числа</text:p>
      <text:p text:style-name="P9"/>
      <text:p text:style-name="P9"/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5:52:56.929074834</meta:creation-date>
    <dc:date>2021-11-24T15:58:28.101585180</dc:date>
    <meta:editing-duration>PT5M31S</meta:editing-duration>
    <meta:editing-cycles>1</meta:editing-cycles>
    <meta:document-statistic meta:table-count="0" meta:image-count="0" meta:object-count="0" meta:page-count="3" meta:paragraph-count="18" meta:word-count="100" meta:character-count="766" meta:non-whitespace-character-count="669"/>
    <meta:generator>LibreOffice/7.1.7.2$Linux_X86_64 LibreOffice_project/10$Build-2</meta:generator>
  </office:meta>
</office:document-meta>
</file>